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automatic-styles>
    <style:style style:name="P1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2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page"/>
      <style:text-properties fo:font-variant="normal" fo:text-transform="none" fo:color="#212529" loext:opacity="100%" style:font-name="Open Sans" fo:font-size="12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3" style:family="paragraph" style:parent-style-name="Heading_20_3">
      <style:text-properties fo:font-variant="normal" fo:text-transform="none" fo:color="#212529" loext:opacity="100%" style:font-name="Open Sans" fo:font-size="12pt" fo:letter-spacing="normal" fo:font-style="normal" fo:font-weight="bold" officeooo:rsid="000cfcf2" officeooo:paragraph-rsid="000cfcf2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4" style:family="paragraph" style:parent-style-name="Heading_20_4">
      <style:paragraph-properties fo:line-height="120%"/>
      <style:text-properties fo:font-weight="bold"/>
    </style:style>
    <style:style style:name="P5" style:family="paragraph" style:parent-style-name="Standard">
      <style:text-properties officeooo:rsid="000cfcf2" officeooo:paragraph-rsid="000cfcf2"/>
    </style:style>
    <style:style style:name="P6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 fo:background-color="#fff3cd" style:font-name-asian="Open Sans" style:font-size-asian="12pt" style:font-style-asian="normal" style:font-weight-asian="normal" style:font-name-complex="Open Sans" style:font-size-complex="12pt" style:font-style-complex="normal" style:font-weight-complex="normal" loext:padding-left="0.049cm" loext:padding-right="0cm" loext:padding-top="0.049cm" loext:padding-bottom="0.049cm" loext:border-left="0.06pt solid #ffeeba" loext:border-right="none" loext:border-top="0.06pt solid #ffeeba" loext:border-bottom="0.06pt solid #ffeeba"/>
    </style:style>
    <style:style style:name="P8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52025" loext:opacity="100%" style:font-name="Open Sans" fo:font-size="12pt" fo:letter-spacing="normal" fo:font-style="normal" fo:font-weight="normal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52025" loext:opacity="100%" style:font-name="Open Sans" fo:font-size="12pt" fo:letter-spacing="normal" fo:font-style="normal" fo:font-weight="normal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0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52025" loext:opacity="100%" style:font-name="Open Sans" fo:font-size="12pt" fo:letter-spacing="normal" fo:font-style="normal" fo:font-weight="normal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52025" loext:opacity="100%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52025" loext:opacity="100%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52025" loext:opacity="100%"/>
    </style:style>
    <style:style style:name="P14" style:family="paragraph" style:parent-style-name="Text_20_body">
      <style:paragraph-properties fo:margin-top="0cm" fo:margin-bottom="0cm" style:contextual-spacing="false" fo:text-align="start" style:justify-single-word="false" fo:orphans="2" fo:widows="2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0cfcf2"/>
    </style:style>
    <style:style style:name="T1" style:family="text">
      <style:text-properties officeooo:rsid="000cfcf2"/>
    </style:style>
    <style:style style:name="T2" style:family="text">
      <style:text-properties fo:color="#052025" loext:opacity="100%"/>
    </style:style>
    <style:style style:name="T3" style:family="text">
      <style:text-properties fo:color="#052025" loext:opacity="100%" fo:background-color="#e9f6f8" loext:char-shading-value="0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4" style:family="text">
      <style:text-properties fo:font-style="italic"/>
    </style:style>
    <style:style style:name="T5" style:family="text">
      <style:text-properties fo:font-variant="normal" fo:text-transform="none" fo:color="#ffffff" loext:opacity="100%" style:text-line-through-style="none" style:text-line-through-type="none" style:font-name="Open Sans" fo:font-size="12pt" fo:letter-spacing="normal" fo:font-style="normal" style:text-underline-style="none" fo:font-weight="normal" style:text-blinking="false" fo:background-color="#505050" loext:char-shading-value="0"/>
    </style:style>
    <style:style style:name="T6" style:family="text">
      <style:text-properties fo:font-variant="normal" fo:text-transform="none" fo:color="#052025" loext:opacity="100%" style:font-name="Open Sans" fo:font-size="12pt" fo:letter-spacing="normal" fo:font-style="normal" fo:font-weight="normal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7" style:family="text">
      <style:text-properties fo:font-variant="normal" fo:text-transform="none" fo:color="#052025" loext:opacity="100%" style:font-name="Open Sans" fo:font-size="12pt" fo:letter-spacing="normal" fo:font-style="normal" fo:font-weight="normal" officeooo:rsid="000cfcf2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8" style:family="text">
      <style:text-properties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9" style:family="text">
      <style:text-properties officeooo:rsid="000cfcf2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e9f6f8" fo:margin-left="0cm" fo:margin-right="0cm" style:editable="false">
        <style:columns fo:column-count="1" fo:column-gap="0cm"/>
        <style:background-image/>
      </style:section-properties>
    </style:style>
    <style:style style:name="Sect3" style:family="section">
      <style:section-properties fo:background-color="#fff3cd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aaba abaad</text:p>
      <text:p text:style-name="P5"/>
      <text:p text:style-name="P5"><text:a xlink:type="simple" xlink:href="https://platon.campograndeformacion.com/mod/quiz/view.php?id=26128" text:style-name="Internet_20_link" text:visited-style-name="Visited_20_Internet_20_Link"><text:span text:style-name="T5">MF0951-UF1305. Test de Evaluación Tema 6</text:span></text:a> </text:p>
      <text:h text:style-name="P3" text:outline-level="3">Pregunta 1</text:h>
      <text:section text:style-name="Sect1" text:name="question-1027-1">
        <text:section text:style-name="Sect1" text:name="yui_3_17_2_1_1689084690022_142">
          <text:section text:style-name="Sect2" text:name="yui_3_17_2_1_1689084690022_141">
            <text:p text:style-name="P11">¿Cómo puede clasificar los eventos?</text:p>
            <text:section text:style-name="Sect1" text:name="yui_3_17_2_1_1689084690022_140">
              <text:section text:style-name="Sect1" text:name="yui_3_17_2_1_1689084690022_139">
                <text:section text:style-name="Sect1" text:name="q1027:1_answer0_label">
                  <text:p text:style-name="P16"><text:span text:style-name="T7">*a.</text:span><text:span text:style-name="T6">Eventos disparados por el usuario y eventos disparados por el sistema</text:span></text:p>
                </text:section>
                <text:section text:style-name="Sect1" text:name="yui_3_17_2_1_1689084690022_138">
                  <text:section text:style-name="Sect1" text:name="q1027:1_answer1_label">
                    <text:section text:style-name="Sect1" text:name="yui_3_17_2_1_1689084690022_137">
                      <text:p text:style-name="P16"><text:span text:style-name="T7">b.</text:span>Eventos de aplicación y eventos de navegador</text:p>
                    </text:section>
                  </text:section>
                </text:section>
                <text:section text:style-name="Sect1" text:name="q1027:1_answer2_label">
                  <text:p text:style-name="P8"><text:span text:style-name="T8">c.</text:span>Eventos locales y eventos web</text:p>
                </text:section>
                <text:section text:style-name="Sect1" text:name="q1027:1_answer3_label">
                  <text:p text:style-name="P8"><text:span text:style-name="T8">d.</text:span>Eventos estáticos y eventos dinámicos</text:p>
                </text:section>
              </text:section>
            </text:section>
          </text:section>
          <text:p text:style-name="P7"><draw:frame draw:style-name="fr1" draw:name="Marco2" text:anchor-type="char" svg:width="0.041cm" draw:z-index="0"><draw:text-box fo:min-height="0.041cm"><text:h text:style-name="P4" text:outline-level="4">Retroalimentación</text:h></draw:text-box></draw:frame>¡Correcto! Esta es la clasificación clara de los eventos.</text:p>
        </text:section>
      </text:section>
      <text:section text:style-name="Sect1" text:name="question-1027-2">
        <text:h text:style-name="P1" text:outline-level="3">Pregunta 2</text:h>
        <text:p text:style-name="P9">¿A qué hace referencia <text:span text:style-name="T4">this </text:span>dentro de una función anónima?</text:p>
        <text:section text:style-name="Sect1" text:name="q1027:2_answer0_label">
          <text:p text:style-name="P10"><text:span text:style-name="T1">*a.</text:span>Al elemento propietario de la función</text:p>
        </text:section>
        <text:section text:style-name="Sect1" text:name="q1027:2_answer1_label">
          <text:p text:style-name="P10"><text:span text:style-name="T8">b.</text:span>A la propia función</text:p>
        </text:section>
        <text:section text:style-name="Sect1" text:name="q1027:2_answer2_label">
          <text:p text:style-name="P10"><text:span text:style-name="T8">c.</text:span>A la etiqueta HTML</text:p>
        </text:section>
        <text:section text:style-name="Sect1" text:name="q1027:2_answer3_label">
          <text:p text:style-name="P10"><text:span text:style-name="T8">d.</text:span>Al evento</text:p>
        </text:section>
        <text:p text:style-name="P7"><draw:frame draw:style-name="fr1" draw:name="Marco4" text:anchor-type="char" svg:width="0.041cm" draw:z-index="1"><draw:text-box fo:min-height="0.041cm"><text:h text:style-name="P4" text:outline-level="4">Retroalimentación</text:h></draw:text-box></draw:frame>¡Correcto! <text:span text:style-name="T4">This </text:span>hace referencia al objeto al que pertenece una función.</text:p>
      </text:section>
      <text:section text:style-name="Sect1" text:name="question-1027-3">
        <text:h text:style-name="P1" text:outline-level="3">Pregunta 3</text:h>
        <text:p text:style-name="P9">¿Para qué utiliza el evento <text:span text:style-name="T4">onselect</text:span>?</text:p>
        <text:section text:style-name="Sect1" text:name="q1027:3_answer0_label">
          <text:p text:style-name="P9"><text:span text:style-name="T1">*a.</text:span>Para seleccionar un elemento de un formulario</text:p>
        </text:section>
        <text:section text:style-name="Sect1" text:name="q1027:3_answer1_label">
          <text:p text:style-name="P10"><text:span text:style-name="T8">b.</text:span>Para seleccionar un elemento de la ventana</text:p>
        </text:section>
        <text:section text:style-name="Sect1" text:name="q1027:3_answer2_label">
          <text:p text:style-name="P10"><text:span text:style-name="T8">c.</text:span>Para seleccionar un texto dentro de un texto</text:p>
        </text:section>
        <text:section text:style-name="Sect1" text:name="q1027:3_answer3_label">
          <text:p text:style-name="P10"><text:span text:style-name="T8">d.</text:span>Para seleccionar una imagen</text:p>
        </text:section>
        <text:p text:style-name="P7"><draw:frame draw:style-name="fr1" draw:name="Marco6" text:anchor-type="char" svg:width="0.041cm" draw:z-index="2"><draw:text-box fo:min-height="0.041cm"><text:h text:style-name="P4" text:outline-level="4">Retroalimentación</text:h></draw:text-box></draw:frame>¡Correcto! Este evento es un evento de formulario.</text:p>
      </text:section>
      <text:section text:style-name="Sect1" text:name="question-1027-4">
        <text:h text:style-name="P1" text:outline-level="3">Pregunta 4</text:h>
        <text:p text:style-name="P9">El evento <text:span text:style-name="T4">onmouseout </text:span>se dispara al...</text:p>
        <text:section text:style-name="Sect1" text:name="q1027:4_answer0_label">
          <text:p text:style-name="P9"><text:span text:style-name="T1">a.</text:span>Presionar el botón del ratón encima de un elemento</text:p>
        </text:section>
        <text:section text:style-name="Sect1" text:name="q1027:4_answer1_label">
          <text:p text:style-name="P10"><text:span text:style-name="T9">*</text:span><text:span text:style-name="T8">b.</text:span>Salir del área ocupada por un elemento de la página</text:p>
        </text:section>
        <text:section text:style-name="Sect1" text:name="q1027:4_answer2_label">
          <text:p text:style-name="P10"><text:span text:style-name="T8">c.</text:span>Mover el ratón</text:p>
        </text:section>
        <text:section text:style-name="Sect1" text:name="q1027:4_answer3_label">
          <text:p text:style-name="P10"><text:span text:style-name="T8">d.</text:span>Dejar presionado el botón del ratón encima de un elemento</text:p>
        </text:section>
        <text:p text:style-name="P7"><draw:frame draw:style-name="fr1" draw:name="Marco8" text:anchor-type="char" svg:width="0.041cm" draw:z-index="3"><draw:text-box fo:min-height="0.041cm"><text:h text:style-name="P4" text:outline-level="4">Retroalimentación</text:h></draw:text-box></draw:frame>¡Correcto! <text:span text:style-name="T4">Onmouseout </text:span>ocurre cuando el puntero del ratón sale del área afectada por este evento.</text:p>
      </text:section>
      <text:section text:style-name="Sect1" text:name="question-1027-5">
        <text:h text:style-name="P1" text:outline-level="3"/>
        <text:h text:style-name="P2" text:outline-level="3">Pregunta 5</text:h>
        <text:p text:style-name="P9">Si quiere que <text:span text:style-name="T4">document </text:span>devuelva una lista de elementos agrupados por su etiqueta usará:</text:p>
        <text:section text:style-name="Sect1" text:name="q1027:5_answer0_label">
          <text:p text:style-name="P9"><text:span text:style-name="T1">*a.</text:span>Document.getElementsByTagName ()</text:p>
        </text:section>
        <text:section text:style-name="Sect1" text:name="q1027:5_answer1_label">
          <text:p text:style-name="P10"><text:span text:style-name="T8">b.</text:span>Document.getElementById ()</text:p>
        </text:section>
        <text:section text:style-name="Sect1" text:name="q1027:5_answer2_label">
          <text:p text:style-name="P10"><text:span text:style-name="T8">c.</text:span>Document.getElementsByName ()</text:p>
        </text:section>
        <text:section text:style-name="Sect1" text:name="q1027:5_answer3_label">
          <text:p text:style-name="P10"><text:span text:style-name="T8">d.</text:span>Document.getElementsByClassName</text:p>
        </text:section>
        <text:p text:style-name="P7"><draw:frame draw:style-name="fr1" draw:name="Marco10" text:anchor-type="char" svg:width="0.041cm" draw:z-index="4"><draw:text-box fo:min-height="0.041cm"><text:h text:style-name="P4" text:outline-level="4">Retroalimentación</text:h></draw:text-box></draw:frame>¡Correcto! Tomaremos los datos por su etiqueta usando <text:span text:style-name="T4">document.getElementsByTagName</text:span>.</text:p>
      </text:section>
      <text:section text:style-name="Sect1" text:name="question-1027-6">
        <text:h text:style-name="P1" text:outline-level="3">Pregunta 6</text:h>
        <text:p text:style-name="P9">¿Cuál de estos eventos de teclado está obsoleto?</text:p>
        <text:section text:style-name="Sect1" text:name="q1027:6_answer0_label">
          <text:p text:style-name="P9"><text:span text:style-name="T1">*a.</text:span>onkeypress</text:p>
        </text:section>
        <text:section text:style-name="Sect1" text:name="q1027:6_answer1_label">
          <text:p text:style-name="P10"><text:span text:style-name="T8">b.</text:span>onkeydown</text:p>
        </text:section>
        <text:section text:style-name="Sect1" text:name="q1027:6_answer2_label">
          <text:p text:style-name="P10"><text:span text:style-name="T8">c.</text:span>onkeyup</text:p>
        </text:section>
        <text:section text:style-name="Sect1" text:name="q1027:6_answer3_label">
          <text:p text:style-name="P10"><text:span text:style-name="T8">d.</text:span>onkeyout</text:p>
        </text:section>
        <text:p text:style-name="P7"><draw:frame draw:style-name="fr1" draw:name="Marco12" text:anchor-type="char" svg:width="0.041cm" draw:z-index="5"><draw:text-box fo:min-height="0.041cm"><text:h text:style-name="P4" text:outline-level="4">Retroalimentación</text:h></draw:text-box></draw:frame>¡Correcto! No se debe utilizar el evento <text:span text:style-name="T4">onkeypress </text:span>ya que muchos navegadores puede que no lo soporten.</text:p>
      </text:section>
      <text:section text:style-name="Sect1" text:name="question-1027-7">
        <text:h text:style-name="P1" text:outline-level="3">Pregunta 7</text:h>
        <text:p text:style-name="P9">Si quiere programar un evento que se ejecute cuando el elemento pierda el foco de la aplicación utilice...</text:p>
        <text:section text:style-name="Sect1" text:name="q1027:7_answer0_label">
          <text:p text:style-name="P9"><text:span text:style-name="T1">a.</text:span>onfocus</text:p>
        </text:section>
        <text:section text:style-name="Sect1" text:name="q1027:7_answer1_label">
          <text:p text:style-name="P10"><text:span text:style-name="T9">*</text:span><text:span text:style-name="T8">b.</text:span>onblur</text:p>
        </text:section>
        <text:section text:style-name="Sect1" text:name="q1027:7_answer2_label">
          <text:p text:style-name="P10"><text:span text:style-name="T8">c.</text:span>onselect</text:p>
        </text:section>
        <text:section text:style-name="Sect1" text:name="q1027:7_answer3_label">
          <text:p text:style-name="P10"><text:span text:style-name="T8">d.</text:span>onsubmit</text:p>
        </text:section>
        <text:p text:style-name="P7"><draw:frame draw:style-name="fr1" draw:name="Marco14" text:anchor-type="char" svg:width="0.041cm" draw:z-index="6"><draw:text-box fo:min-height="0.041cm"><text:h text:style-name="P4" text:outline-level="4">Retroalimentación</text:h></draw:text-box></draw:frame>¡Correcto! El evento <text:span text:style-name="T4">onblur </text:span>es el que permite realizar esa acción.</text:p>
      </text:section>
      <text:section text:style-name="Sect1" text:name="question-1027-8">
        <text:h text:style-name="P1" text:outline-level="3">Pregunta 8</text:h>
        <text:p text:style-name="P9">El evento <text:span text:style-name="T4">onunload </text:span>surte efecto cuando...</text:p>
        <text:section text:style-name="Sect1" text:name="q1027:8_answer0_label">
          <text:p text:style-name="P9"><text:span text:style-name="T1">*a.</text:span>El usuario abandona la página</text:p>
        </text:section>
        <text:section text:style-name="Sect1" text:name="q1027:8_answer1_label">
          <text:p text:style-name="P10"><text:span text:style-name="T8">b.</text:span>La página termina de cargar</text:p>
        </text:section>
        <text:section text:style-name="Sect1" text:name="q1027:8_answer2_label">
          <text:p text:style-name="P10"><text:span text:style-name="T8">c.</text:span>Ocurre un error en la página</text:p>
        </text:section>
        <text:section text:style-name="Sect1" text:name="q1027:8_answer3_label">
          <text:p text:style-name="P10"><text:span text:style-name="T8">d.</text:span>No se termina de cargar un elemento de la página</text:p>
        </text:section>
        <text:p text:style-name="P7"><draw:frame draw:style-name="fr1" draw:name="Marco16" text:anchor-type="char" svg:width="0.041cm" draw:z-index="7"><draw:text-box fo:min-height="0.041cm"><text:h text:style-name="P4" text:outline-level="4">Retroalimentación</text:h></draw:text-box></draw:frame>¡Correcto! Este evento tiene lugar cuando el usuario abandona la página o cuando la recarga.</text:p>
      </text:section>
      <text:section text:style-name="Sect1" text:name="question-1027-9">
        <text:h text:style-name="P1" text:outline-level="3"/>
        <text:h text:style-name="P2" text:outline-level="3">Pregunta 9</text:h>
        <text:p text:style-name="P9">¿Cuál es la sintaxis correcta para el evento <text:span text:style-name="T4">onresize</text:span>?</text:p>
        <text:section text:style-name="Sect1" text:name="q1027:9_answer0_label">
          <text:p text:style-name="P9"><text:span text:style-name="T1">*a.</text:span>&lt;body onresize=”miFuncion()”&gt;</text:p>
        </text:section>
        <text:section text:style-name="Sect1" text:name="q1027:9_answer1_label">
          <text:p text:style-name="P10"><text:span text:style-name="T8">b.</text:span>&lt;object.function = resize(){instrucciones};&gt;</text:p>
        </text:section>
        <text:section text:style-name="Sect1" text:name="q1027:9_answer2_label">
          <text:p text:style-name="P10"><text:span text:style-name="T8">c.</text:span>Object.resize=función()</text:p>
        </text:section>
        <text:section text:style-name="Sect1" text:name="q1027:9_answer3_label">
          <text:p text:style-name="P10"><text:span text:style-name="T8">d.</text:span>Onresize(){instrucciones};</text:p>
        </text:section>
        <text:p text:style-name="P7">¡Correcto! Para HTML se usará esta sintaxis.</text:p>
      </text:section>
      <text:section text:style-name="Sect1" text:name="question-1027-10">
        <text:h text:style-name="P1" text:outline-level="3">Pregunta 10</text:h>
        <text:section text:style-name="Sect1" text:name="yui_3_17_2_1_1689084690022_146">
          <text:p text:style-name="P12">Los eventos más difíciles de manejar son:</text:p>
          <text:section text:style-name="Sect1" text:name="q1027:10_answer0_label">
            <text:p text:style-name="P9"><text:span text:style-name="T1">a.</text:span>Los eventos de ratón</text:p>
          </text:section>
          <text:section text:style-name="Sect1" text:name="q1027:10_answer1_label">
            <text:p text:style-name="P10"><text:span text:style-name="T8">b.</text:span>Los eventos de formulario</text:p>
          </text:section>
          <text:section text:style-name="Sect1" text:name="q1027:10_answer2_label">
            <text:p text:style-name="P10"><text:span text:style-name="T8">c.</text:span>Los eventos de ventana</text:p>
          </text:section>
          <text:section text:style-name="Sect1" text:name="q1027:10_answer3_label">
            <text:p text:style-name="P10"><text:span text:style-name="T9">*</text:span><text:span text:style-name="T8">d.</text:span>Los eventos de teclado</text:p>
          </text:section>
          <text:section text:style-name="Sect3" text:name="yui_3_17_2_1_1689084690022_145">
            <text:section text:style-name="Sect1" text:name="yui_3_17_2_1_1689084690022_144">
              <text:section text:style-name="Sect1" text:name="yui_3_17_2_1_1689084690022_143">
                <text:p text:style-name="P15"><text:span text:style-name="T2">¡Correcto! Esto es debido a que hay veces que son incompatibles con navegadores y, además, hay muchas configuraciones de teclado.</text:span></text:p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1T16:05:18.438000000</meta:creation-date>
    <dc:date>2023-07-11T16:17:20.181000000</dc:date>
    <meta:editing-duration>PT12M1S</meta:editing-duration>
    <meta:editing-cycles>2</meta:editing-cycles>
    <meta:generator>LibreOffice/7.5.0.3$Windows_X86_64 LibreOffice_project/c21113d003cd3efa8c53188764377a8272d9d6de</meta:generator>
    <meta:document-statistic meta:table-count="0" meta:image-count="0" meta:object-count="0" meta:page-count="3" meta:paragraph-count="80" meta:word-count="413" meta:character-count="2831" meta:non-whitespace-character-count="2497"/>
  </office:meta>
</office:document-meta>
</file>